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7324" calcext:value-type="float">
            <text:p>0.7324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7324" calcext:value-type="float">
            <text:p>0.7324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2207" calcext:value-type="float">
            <text:p>1.2207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155" calcext:value-type="float">
            <text:p>0.9155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2817" calcext:value-type="float">
            <text:p>1.281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.1597" calcext:value-type="float">
            <text:p>1.1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n </meta:initial-creator>
    <meta:creation-date>2016-01-30T15:58:21.613273454</meta:creation-date>
    <dc:date>2016-01-30T15:59:10.629880662</dc:date>
    <dc:creator>Glenn </dc:creator>
    <meta:editing-duration>PT49S</meta:editing-duration>
    <meta:editing-cycles>1</meta:editing-cycles>
    <meta:document-statistic meta:table-count="1" meta:cell-count="6000" meta:object-count="0"/>
    <meta:generator>LibreOffice/5.0.3.2$Linux_X86_64 LibreOffice_project/00m0$Build-2</meta:generator>
  </office:meta>
</office:document-meta>
</file>